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5aa4" officeooo:paragraph-rsid="00185aa4"/>
    </style:style>
    <style:style style:name="P2" style:family="paragraph" style:parent-style-name="Standard">
      <style:text-properties fo:font-size="24pt" fo:font-weight="bold" officeooo:rsid="001d3a92" officeooo:paragraph-rsid="00185aa4" style:font-weight-asian="bold" style:font-weight-complex="bold"/>
    </style:style>
    <style:style style:name="P3" style:family="paragraph" style:parent-style-name="List_20_Paragraph" style:list-style-name="WWNum8">
      <style:paragraph-properties fo:margin-top="0in" fo:margin-bottom="0.139in" loext:contextual-spacing="true" fo:line-height="150%" fo:text-align="justify" style:justify-single-word="false"/>
      <style:text-properties officeooo:rsid="00185aa4" officeooo:paragraph-rsid="00185aa4"/>
    </style:style>
    <style:style style:name="P4" style:family="paragraph" style:parent-style-name="List_20_Paragraph" style:list-style-name="WWNum6">
      <style:paragraph-properties fo:margin-top="0in" fo:margin-bottom="0.139in" loext:contextual-spacing="true" fo:line-height="150%" fo:text-align="justify" style:justify-single-word="false"/>
      <style:text-properties officeooo:paragraph-rsid="00185aa4"/>
    </style:style>
    <style:style style:name="P5" style:family="paragraph" style:parent-style-name="List_20_Paragraph" style:list-style-name="WWNum8">
      <style:paragraph-properties fo:margin-top="0in" fo:margin-bottom="0.139in" loext:contextual-spacing="true" fo:line-height="150%" fo:text-align="justify" style:justify-single-word="false"/>
      <style:text-properties officeooo:paragraph-rsid="00185aa4"/>
    </style:style>
    <style:style style:name="P6" style:family="paragraph" style:parent-style-name="List_20_Paragraph" style:list-style-name="WWNum15">
      <style:paragraph-properties fo:margin-top="0in" fo:margin-bottom="0.139in" loext:contextual-spacing="true" fo:line-height="150%" fo:text-align="justify" style:justify-single-word="false"/>
      <style:text-properties officeooo:paragraph-rsid="001b7c40"/>
    </style:style>
    <style:style style:name="P7" style:family="paragraph" style:parent-style-name="List_20_Paragraph" style:list-style-name="WWNum19">
      <style:paragraph-properties fo:margin-left="0in" fo:margin-right="0in" fo:margin-top="0in" fo:margin-bottom="0.139in" loext:contextual-spacing="true" fo:line-height="150%" fo:text-align="justify" style:justify-single-word="false" fo:text-indent="0in" style:auto-text-indent="false"/>
      <style:text-properties officeooo:paragraph-rsid="00185aa4"/>
    </style:style>
    <style:style style:name="P8" style:family="paragraph" style:parent-style-name="List_20_Paragraph" style:list-style-name="WWNum6">
      <style:paragraph-properties fo:margin-left="0in" fo:margin-right="0in" fo:margin-top="0in" fo:margin-bottom="0.139in" loext:contextual-spacing="true" fo:line-height="150%" fo:text-align="justify" style:justify-single-word="false" fo:text-indent="0in" style:auto-text-indent="false"/>
      <style:text-properties officeooo:paragraph-rsid="0019d384"/>
    </style:style>
    <style:style style:name="P9" style:family="paragraph" style:parent-style-name="List_20_Paragraph" style:list-style-name="WWNum7">
      <style:paragraph-properties fo:margin-left="0in" fo:margin-right="0in" fo:margin-top="0in" fo:margin-bottom="0.139in" loext:contextual-spacing="true" fo:line-height="150%" fo:text-align="justify" style:justify-single-word="false" fo:text-indent="0in" style:auto-text-indent="false"/>
      <style:text-properties officeooo:paragraph-rsid="00185aa4"/>
    </style:style>
    <style:style style:name="P10" style:family="paragraph" style:parent-style-name="List_20_Paragraph" style:list-style-name="WWNum7">
      <style:paragraph-properties fo:margin-left="0in" fo:margin-right="0in" fo:margin-top="0in" fo:margin-bottom="0.139in" loext:contextual-spacing="true" fo:line-height="150%" fo:text-align="justify" style:justify-single-word="false" fo:text-indent="0in" style:auto-text-indent="false"/>
      <style:text-properties officeooo:paragraph-rsid="0019d384"/>
    </style:style>
    <style:style style:name="P11" style:family="paragraph" style:parent-style-name="List_20_Paragraph">
      <style:paragraph-properties fo:margin-left="1in" fo:margin-right="0.3661in" fo:margin-top="0in" fo:margin-bottom="0.139in" loext:contextual-spacing="true" fo:line-height="150%" fo:text-align="justify" style:justify-single-word="false" fo:text-indent="0.0016in" style:auto-text-indent="false"/>
      <style:text-properties officeooo:rsid="00185aa4" officeooo:paragraph-rsid="001b7c40"/>
    </style:style>
    <style:style style:name="T1" style:family="text">
      <style:text-properties officeooo:rsid="00185aa4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85aa4" style:font-weight-asian="bold"/>
    </style:style>
    <style:style style:name="T4" style:family="text">
      <style:text-properties fo:font-weight="bold" officeooo:rsid="0019d384" style:font-weight-asian="bold"/>
    </style:style>
    <style:style style:name="T5" style:family="text">
      <style:text-properties officeooo:rsid="0019d384"/>
    </style:style>
    <style:style style:name="T6" style:family="text">
      <style:text-properties officeooo:rsid="001b7c40"/>
    </style:style>
    <style:style style:name="T7" style:family="text">
      <style:text-properties officeooo:rsid="001d3a9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Requirements</text:p>
      <text:p text:style-name="P2"/>
      <text:p text:style-name="P1">- Integrate With Inventory System</text:p>
      <text:p text:style-name="P1">- Integrate With HR System</text:p>
      <text:p text:style-name="P1">- Integrate with procurement</text:p>
      <text:p text:style-name="P1">Reconciliation</text:p>
      <text:p text:style-name="P1">- Bank Reconciliation</text:p>
      <text:p text:style-name="P1">- Account Reconciliation</text:p>
      <text:p text:style-name="P1"/>
      <text:p text:style-name="P1">- Invoicing</text:p>
      <text:p text:style-name="P1">- Payment Follow-up</text:p>
      <text:p text:style-name="P1">- Register Suppliers</text:p>
      <text:p text:style-name="P1">- Register Customers</text:p>
      <text:p text:style-name="P1">- Integrate with sales module</text:p>
      <text:p text:style-name="P1">- Integrate with Invoicing and payment</text:p>
      <text:p text:style-name="P1">- sales accounting &amp; inventory related entry</text:p>
      <text:p text:style-name="P1">- Asset management</text:p>
      <text:p text:style-name="P1"/>
      <text:list xml:id="list774057629" text:style-name="WWNum19">
        <text:list-header>
          <text:p text:style-name="P7"><text:span text:style-name="T2">→</text:span><text:span text:style-name="T3"> </text:span><text:span text:style-name="T2">The accounting management</text:span></text:p>
        </text:list-header>
      </text:list>
      <text:list xml:id="list944987967" text:style-name="WWNum6">
        <text:list-item>
          <text:p text:style-name="P4"><text:span text:style-name="T1">R</text:span>ecords opening balance at the beginning of fiscal New Year.</text:p>
        </text:list-item>
        <text:list-item>
          <text:p text:style-name="P4">Fully handles </text:p>
          <text:p text:style-name="P4">– <text:span text:style-name="T1">T</text:span>rial balance </text:p>
          <text:p text:style-name="P4">– <text:span text:style-name="T1">A</text:span>ging analysis</text:p>
          <text:p text:style-name="P4">– <text:span text:style-name="T1">B</text:span>alance sheet</text:p>
          <text:p text:style-name="P4">– <text:span text:style-name="T1">Co</text:span>st of goods sold</text:p>
          <text:p text:style-name="P4">– cash flow.</text:p>
          <text:p text:style-name="P4">– Controls every financial activity of the company with strong chart of accounts and balance controlling at the data entry process.</text:p>
          <text:p text:style-name="P4">– Preparation of opening account including </text:p>
          <text:list>
            <text:list-header>
              <text:p text:style-name="P4">→<text:span text:style-name="T1"> </text:span>subsidiary ledger</text:p>
              <text:p text:style-name="P4">→<text:span text:style-name="T1"> </text:span>general ledger.</text:p>
            </text:list-header>
          </text:list>
          <text:p text:style-name="P4">– Posting of journal vouchers</text:p>
          <text:list>
            <text:list-item>
              <text:list>
                <text:list-header>
                  <text:p text:style-name="P8"><text:s text:c="15"/>– Preparing revenue and disbursement transactions </text:p>
                  <text:p text:style-name="P8">– <text:s/>create journal entry <text:span text:style-name="T5">Automatically</text:span>.</text:p>
                </text:list-header>
              </text:list>
            </text:list-item>
          </text:list>
        </text:list-item>
      </text:list>
      <text:list xml:id="list152718341660605" text:continue-list="list774057629" text:style-name="WWNum19">
        <text:list-header>
          <text:p text:style-name="P7"><text:span text:style-name="T2">→</text:span><text:span text:style-name="T4"> </text:span><text:span text:style-name="T2">Account Receivable Management</text:span></text:p>
        </text:list-header>
      </text:list>
      <text:list xml:id="list3490082430" text:style-name="WWNum7">
        <text:list-header>
          <text:p text:style-name="P10"><text:s text:c="3"/>– Trade accounts Receivable</text:p>
          <text:list>
            <text:list-header>
              <text:p text:style-name="P10"><text:s text:c="3"/>– Employee Accounts Receivable</text:p>
            </text:list-header>
          </text:list>
          <text:p text:style-name="P9">– Sundry debtors account Receivable</text:p>
          <text:p text:style-name="P10">– Aging receivables</text:p>
          <text:p text:style-name="P10">– cash receipt journal customer/employee ledger,</text:p>
        </text:list-header>
      </text:list>
      <text:list xml:id="list152717073204155" text:continue-list="list152718341660605" text:style-name="WWNum19">
        <text:list-header>
          <text:p text:style-name="P7"><text:span text:style-name="T2">Account payable Management</text:span></text:p>
        </text:list-header>
      </text:list>
      <text:list xml:id="list2417739165" text:style-name="WWNum8">
        <text:list-item>
          <text:p text:style-name="P5"><text:soft-page-break/>Trade accounts payable</text:p>
        </text:list-item>
        <text:list-item>
          <text:p text:style-name="P5">Tax Authorities Accounts payable</text:p>
        </text:list-item>
        <text:list-item>
          <text:p text:style-name="P3">Aging <text:span text:style-name="T7">payable</text:span>, cash Disbursement journal, cash requirements, check register, Items purchased from vendors, purchase journal, purchase order journal, purchase</text:p>
        </text:list-item>
      </text:list>
      <text:list xml:id="list162391416" text:style-name="WWNum15">
        <text:list-item>
          <text:p text:style-name="P6">Chart of accounts</text:p>
        </text:list-item>
        <text:list-item>
          <text:p text:style-name="P6">Ledger listing Report</text:p>
        </text:list-item>
        <text:list-item>
          <text:p text:style-name="P6">Journal transactions</text:p>
        </text:list-item>
        <text:list-item>
          <text:p text:style-name="P6">General journal reports</text:p>
        </text:list-item>
        <text:list-item>
          <text:p text:style-name="P6">Cash balance reports</text:p>
        </text:list-item>
        <text:list-item>
          <text:p text:style-name="P6">Budget Vs. Actual</text:p>
        </text:list-item>
        <text:list-item>
          <text:p text:style-name="P6">Trail balance</text:p>
        </text:list-item>
        <text:list-item>
          <text:p text:style-name="P6">Income Statement.</text:p>
        </text:list-item>
        <text:list-item>
          <text:p text:style-name="P6">Capital statement</text:p>
        </text:list-item>
        <text:list-item>
          <text:p text:style-name="P6">Profit and loss statement</text:p>
        </text:list-item>
        <text:list-item>
          <text:p text:style-name="P6">Balance sheet</text:p>
        </text:list-item>
        <text:list-item>
          <text:p text:style-name="P6">Bank reconciliation</text:p>
        </text:list-item>
        <text:list-item>
          <text:p text:style-name="P6">Accounts payable reports like vendors lists, procurement report, vendor ledger, Aging analysis.</text:p>
        </text:list-item>
        <text:list-item>
          <text:p text:style-name="P6">Accounts Receivable reports like customer lists, customer ledger, Aging analysis </text:p>
        </text:list-item>
        <text:list-item>
          <text:p text:style-name="P6">Costing reports including service order details</text:p>
        </text:list-item>
        <text:list-item>
          <text:p text:style-name="P6">Fixed asset listing by responsibility working section, staff and others</text:p>
        </text:list-item>
        <text:list-item>
          <text:p text:style-name="P6">Fixed asset deprecation reports</text:p>
        </text:list-item>
        <text:list-item>
          <text:p text:style-name="P6">All required payroll reports</text:p>
        </text:list-item>
        <text:list-item>
          <text:p text:style-name="P6">Reports defined by user supplied criteria</text:p>
        </text:list-item>
        <text:list-item>
          <text:p text:style-name="P6">Daily, periodical (range if time), month and yearly report and statically bulletin for management</text:p>
        </text:list-item>
        <text:list-item>
          <text:p text:style-name="P6"><text:span text:style-name="T6">O</text:span>ther financial reports</text:p>
        </text:list-item>
      </text:list>
      <text:p text:style-name="P1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line-height="100%" fo:text-align="start" style:justify-single-word="false" fo:text-indent="0in" style:auto-text-indent="false"/>
      <style:text-properties fo:color="#00000a" style:font-size-complex="12pt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5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53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54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style:font-name="Symbol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25in" fo:margin-left="1.3126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126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126in"/>
        </style:list-level-properties>
        <style:text-properties style:font-name="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25in" fo:margin-left="2.8126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126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126in"/>
        </style:list-level-properties>
        <style:text-properties style:font-name="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25in" fo:margin-left="4.3126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12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1.0626in"/>
        </style:list-level-properties>
        <style:text-properties style:font-name="Wingdings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1.5626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2.0626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2.5626in"/>
        </style:list-level-properties>
        <style:text-properties style:font-name="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3.0626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3.5626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4.0626in"/>
        </style:list-level-properties>
        <style:text-properties style:font-name="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4.5626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5.062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74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75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76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0T14:45:47.041281345</meta:creation-date>
    <dc:date>2018-07-20T15:27:16.873279919</dc:date>
    <meta:editing-duration>PT1M11S</meta:editing-duration>
    <meta:editing-cycles>1</meta:editing-cycles>
    <meta:document-statistic meta:table-count="0" meta:image-count="0" meta:object-count="0" meta:page-count="2" meta:paragraph-count="61" meta:word-count="319" meta:character-count="2091" meta:non-whitespace-character-count="1834"/>
    <meta:generator>LibreOffice/6.0.3.2$Linux_X86_64 LibreOffice_project/00m0$Build-2</meta:generator>
  </office:meta>
</office:document-meta>
</file>